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2569in" fo:margin-left="-0.3243in" table:align="left"/>
    </style:style>
    <style:style style:name="Table1.A" style:family="table-column">
      <style:table-column-properties style:column-width="5.6132in"/>
    </style:style>
    <style:style style:name="Table1.B" style:family="table-column">
      <style:table-column-properties style:column-width="1.6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4cccd"/>
    </style:style>
    <style:style style:name="P2" style:family="paragraph" style:parent-style-name="Table_20_Contents">
      <style:paragraph-properties fo:text-align="center" style:justify-single-word="false"/>
      <style:text-properties fo:color="#ff0000" officeooo:paragraph-rsid="0014cccd"/>
    </style:style>
    <style:style style:name="P3" style:family="paragraph" style:parent-style-name="Table_20_Contents">
      <style:text-properties fo:color="#ff0000" officeooo:paragraph-rsid="0015b5f9"/>
    </style:style>
    <style:style style:name="P4" style:family="paragraph" style:parent-style-name="Table_20_Contents">
      <style:text-properties officeooo:paragraph-rsid="0015b5f9"/>
    </style:style>
    <style:style style:name="P5" style:family="paragraph" style:parent-style-name="Table_20_Contents">
      <style:text-properties officeooo:paragraph-rsid="001644ab"/>
    </style:style>
    <style:style style:name="P6" style:family="paragraph" style:parent-style-name="Table_20_Contents">
      <style:text-properties fo:color="#ff0000" officeooo:paragraph-rsid="001644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Log</text:p>
          </table:table-cell>
          <table:table-cell table:style-name="Table1.B1" office:value-type="string">
            <text:p text:style-name="P2">Issues</text:p>
          </table:table-cell>
        </table:table-row>
        <table:table-row>
          <table:table-cell table:style-name="Table1.A2" office:value-type="string">
            <text:p text:style-name="P1">Please enter the address (ip or hostname) of the server you wish to connect to. </text:p>
            <text:p text:style-name="P1">If you just press enter, we'll keep default "localhost" </text:p>
            <text:p text:style-name="P1"/>
            <text:p text:style-name="P1">We are playing the map "Galilei" </text:p>
            <text:p text:style-name="P1">There are (2/8) players waiting in this lobby </text:p>
            <text:p text:style-name="P1">Benvenuto su Escape from The Aliens in Outer Space!! </text:p>
            <text:p text:style-name="P1">Versione 0.9 </text:p>
            <text:p text:style-name="P1">Have fun! </text:p>
            <text:p text:style-name="P1">The game will start in 20 seconds <text:s text:c="2"/>(Someone else's turn, free-action)&gt; </text:p>
            <text:p text:style-name="P1">You have been assigned to the team: HUMANS </text:p>
            <text:p text:style-name="P1">********** Turn number: 1 * Now Playing : Guest-0-8725 ********** </text:p>
            <text:p text:style-name="P1">Hello player Guest-0-8725, you are located in L08 and it's your turn to move </text:p>
            <text:p text:style-name="P1">you have to move your character on the map </text:p>
            <text:p text:style-name="P1">(My turn, coordinates)&gt; M8 </text:p>
            <text:p text:style-name="P1">Your location is: M08 <text:s text:c="2"/></text:p>
            <text:p text:style-name="P1">You hear noise coming from coordinates M08 </text:p>
            <text:p text:style-name="P1">You have drawn a TeleportCard-type object card </text:p>
            <text:p text:style-name="P1">Do you want to play an object card? </text:p>
            <text:p text:style-name="P1">(My turn, yes/no)&gt; no </text:p>
            <text:p text:style-name="P1"/>
          </table:table-cell>
          <table:table-cell table:style-name="Table1.B2" office:value-type="string">
            <text:p text:style-name="P3">A capo dopo l'ETA?</text:p>
          </table:table-cell>
        </table:table-row>
        <table:table-row>
          <table:table-cell table:style-name="Table1.A2" office:value-type="string">
            <text:p text:style-name="P4">********** Turn number: 1 * Now Playing : Guest-0-2033 ********** </text:p>
            <text:p text:style-name="P4">You hear noise coming from coordinates K06 </text:p>
            <text:p text:style-name="P4">********** Turn number: 2 * Now Playing : Guest-0-8725 ********** </text:p>
            <text:p text:style-name="P4">Hello player Guest-0-8725, you are located in M08 and it's your turn to move </text:p>
            <text:p text:style-name="P4">Do you want to play an object card? </text:p>
            <text:p text:style-name="P4">(My turn, yes/no)&gt; no </text:p>
            <text:p text:style-name="P4">you have to move your character on the map </text:p>
            <text:p text:style-name="P4">(My turn, coordinates)&gt; (My turn, free-action)&gt; M9 </text:p>
            <text:p text:style-name="P4">Your location is: M09 <text:s text:c="2"/></text:p>
            <text:p text:style-name="P4">Do you want to play an object card? </text:p>
            <text:p text:style-name="P4">(My turn, yes/no)&gt; no </text:p>
            <text:p text:style-name="P4">********** Turn number: 2 * Now Playing : Guest-0-2033 ********** </text:p>
            <text:p text:style-name="P4">You hear noise coming from coordinates J06 </text:p>
          </table:table-cell>
          <table:table-cell table:style-name="Table1.B2" office:value-type="string">
            <text:p text:style-name="P3">Il Prompt</text:p>
          </table:table-cell>
        </table:table-row>
        <table:table-row>
          <table:table-cell table:style-name="Table1.A2" office:value-type="string">
            <text:p text:style-name="P4">********** Turn number: 3 * Now Playing : Guest-0-8725 ********** </text:p>
            <text:p text:style-name="P4">Hello player Guest-0-8725, you are located in M09 and it's your turn to move </text:p>
            <text:p text:style-name="P4">Do you want to play an object card? </text:p>
            <text:p text:style-name="P4">(My turn, yes/no)&gt; no </text:p>
            <text:p text:style-name="P4">you have to move your character on the map </text:p>
            <text:p text:style-name="P4">(My turn, coordinates)&gt; M10 </text:p>
            <text:p text:style-name="P4">Your location is: M10 <text:s text:c="2"/></text:p>
            <text:p text:style-name="P4">enter the coordinates where you want to make a noise </text:p>
            <text:p text:style-name="P4">(My turn, coordinates)&gt; M14 </text:p>
            <text:p text:style-name="P4">You hear noise coming from coordinates M14 </text:p>
            <text:p text:style-name="P4">You have drawn a AdrenalineCard-type object card </text:p>
            <text:p text:style-name="P4">Do you want to play an object card? </text:p>
            <text:p text:style-name="P4">(My turn, yes/no)&gt; yes </text:p>
            <text:p text:style-name="P4"><text:soft-page-break/>please specify the object card </text:p>
            <text:p text:style-name="P4">(My turn, object-card)&gt; (My turn, free-action)&gt; adrenaline </text:p>
            <text:p text:style-name="P4">WrongCardException : You are not allowed to play that card during this phase of the turn </text:p>
            <text:p text:style-name="P4">Do you want to play an object card? </text:p>
            <text:p text:style-name="P4">(My turn, yes/no)&gt; asd </text:p>
            <text:p text:style-name="P4">Format error </text:p>
            <text:p text:style-name="P4">(My turn, yes/no)&gt; abc </text:p>
            <text:p text:style-name="P4">Format error </text:p>
            <text:p text:style-name="P4">(My turn, yes/no)&gt; asdasdasd </text:p>
            <text:p text:style-name="P4">Format error </text:p>
            <text:p text:style-name="P4">(My turn, yes/no)&gt; xxx </text:p>
            <text:p text:style-name="P4">Format error </text:p>
          </table:table-cell>
          <table:table-cell table:style-name="Table1.B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><text:soft-page-break/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4">L'override ha funzionato qui.</text:p>
          </table:table-cell>
        </table:table-row>
        <table:table-row>
          <table:table-cell table:style-name="Table1.A2" office:value-type="string">
            <text:p text:style-name="P4">********** Turn number: 3 * Now Playing : Guest-0-2033 ********** </text:p>
            <text:p text:style-name="P4">You hear noise coming from coordinates A34 </text:p>
            <text:p text:style-name="P4">********** Turn number: 4 * Now Playing : Guest-0-8725 ********** </text:p>
            <text:p text:style-name="P4">Hello player Guest-0-8725, you are located in M10 and it's your turn to move </text:p>
            <text:p text:style-name="P4">Do you want to play an object card? </text:p>
            <text:p text:style-name="P4">(My turn, yes/no)&gt; no </text:p>
            <text:p text:style-name="P4">you have to move your character on the map </text:p>
            <text:p text:style-name="P4">(My turn, coordinates)&gt; C5 </text:p>
            <text:p text:style-name="P4">DestinationUnreachableException : You can not reach the intended destination from your current position </text:p>
            <text:p text:style-name="P4">you have to move your character on the map </text:p>
            <text:p text:style-name="P4">(My turn, coordinates)&gt; M1 </text:p>
            <text:p text:style-name="P4">DestinationUnreachableException : You can not reach the intended destination from your current position </text:p>
            <text:p text:style-name="P4">you have to move your character on the map </text:p>
            <text:p text:style-name="P4">(My turn, coordinates)&gt; M11 </text:p>
            <text:p text:style-name="P4">Your location is: M11 <text:s text:c="2"/></text:p>
            <text:p text:style-name="P4">Do you want to play an object card?ree-action)&gt; </text:p>
            <text:p text:style-name="P4">(My turn, yes/no)&gt; no </text:p>
            <text:p text:style-name="P4">********** Turn number: 4 * Now Playing : Guest-0-2033 ********** </text:p>
            <text:p text:style-name="P4">You hear noise coming from coordinates K06 </text:p>
            <text:p text:style-name="P4">Winners from the HUMANS team: Guest-0-8725 </text:p>
            <text:p text:style-name="P4">Team ALIENS was defeated </text:p>
            <text:p text:style-name="P4">Goodbye user Guest-0-8725, it was nice to have you on our server </text:p>
            <text:p text:style-name="P4">(My turn, free-action)&gt; </text:p>
          </table:table-cell>
          <table:table-cell table:style-name="Table1.B2" office:value-type="string">
            <text:p text:style-name="P4">Ok! Il player Alieno si disconnette durante il suo turno, e a quel punto il gioco finisce.</text:p>
          </table:table-cell>
        </table:table-row>
        <table:table-row>
          <table:table-cell table:style-name="Table1.A2" office:value-type="string">
            <text:p text:style-name="P5">Disconnected by server; press enter to quit.</text:p>
            <text:p text:style-name="P5">(My turn, free-action)&gt; Jun 18, 2015 6:21:47 PM it.escape.client.connection.rmi.ProxyToServer setAnswer</text:p>
            <text:p text:style-name="P5">WARNING: Cannot set the answer: RemoteException occurred in server thread; nested exception is: </text:p>
            <text:p text:style-name="P5"><text:tab/>java.rmi.RemoteException: You should have registered first</text:p>
          </table:table-cell>
          <table:table-cell table:style-name="Table1.B2" office:value-type="string">
            <text:p text:style-name="P6">La chiusura della connessione RMI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8T18:17:28</meta:creation-date>
    <meta:generator>LibreOffice/4.0.4.2$Linux_X86_64 LibreOffice_project/400m0$Build-2</meta:generator>
    <dc:date>2015-06-18T18:22:56</dc:date>
    <dc:creator>Andrea </dc:creator>
    <meta:editing-duration>PT3M19S</meta:editing-duration>
    <meta:editing-cycles>3</meta:editing-cycles>
    <meta:document-statistic meta:table-count="1" meta:image-count="0" meta:object-count="0" meta:page-count="2" meta:paragraph-count="90" meta:word-count="638" meta:character-count="3863" meta:non-whitespace-character-count="3219"/>
  </office:meta>
</office:document-meta>
</file>